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adpis1" style:master-page-name="MP0" style:family="paragraph">
      <style:paragraph-properties fo:break-before="page"/>
      <style:text-properties style:font-name-asian="Microsoft YaHei" style:font-name-complex="Mangal" fo:font-size="18pt" style:font-size-asian="18pt" style:font-size-complex="18pt"/>
    </style:style>
    <style:style style:name="P2" style:parent-style-name="Textbody" style:family="paragraph">
      <style:text-properties fo:font-weight="bold" style:font-weight-asian="bold" style:font-weight-complex="bold"/>
    </style:style>
    <style:style style:name="T3" style:parent-style-name="Standardnípísmoodstavce" style:family="text">
      <style:text-properties fo:font-weight="bold" style:font-weight-asian="bold" style:font-weight-complex="bold"/>
    </style:style>
    <style:style style:name="T4" style:parent-style-name="Standardnípísmoodstavce" style:family="text">
      <style:text-properties fo:font-weight="bold" style:font-weight-asian="bold" style:font-weight-complex="bold"/>
    </style:style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>
      <style:paragraph-properties fo:margin-top="0.1652in" fo:margin-bottom="0.0826in"/>
      <style:text-properties fo:font-weight="bold" style:font-weight-asian="bold" style:font-weight-complex="bold"/>
    </style:style>
    <style:style style:name="P10" style:parent-style-name="Textbody" style:family="paragraph">
      <style:paragraph-properties fo:text-indent="0.4923in"/>
    </style:style>
    <style:style style:name="P11" style:parent-style-name="Textbody" style:family="paragraph">
      <style:paragraph-properties fo:text-indent="0.4923in"/>
    </style:style>
    <style:style style:name="P12" style:parent-style-name="Textbody" style:family="paragraph">
      <style:paragraph-properties fo:text-indent="0.4923in"/>
    </style:style>
    <style:style style:name="P13" style:parent-style-name="Standard" style:family="paragraph">
      <style:paragraph-properties fo:margin-top="0.1652in"/>
    </style:style>
    <style:style style:name="P14" style:parent-style-name="Nadpis3" style:family="paragraph">
      <style:paragraph-properties fo:border="0.0034in solid #E3E3E3" fo:padding="0in" style:shadow="none"/>
      <style:text-properties style:font-name="Segoe UI" style:font-name-complex="Segoe UI" style:use-window-font-color="true" fo:font-size="15pt" style:font-size-asian="15pt" style:font-size-complex="15pt"/>
    </style:style>
    <style:style style:name="P15" style:parent-style-name="Normálníweb" style:family="paragraph">
      <style:paragraph-properties fo:border="0.0034in solid #E3E3E3" fo:padding-top="0in" fo:padding-left="0.0694in" fo:padding-bottom="0in" fo:padding-right="0in" style:shadow="none" fo:margin-top="0.2083in" fo:margin-bottom="0.2083in"/>
    </style:style>
    <style:style style:name="T16" style:parent-style-name="Silné" style:family="text">
      <style:text-properties style:font-name="Segoe UI" style:font-name-complex="Segoe UI"/>
    </style:style>
    <style:style style:name="T17" style:parent-style-name="Standardnípísmoodstavce" style:family="text">
      <style:text-properties style:font-name="Segoe UI" style:font-name-complex="Segoe UI"/>
    </style:style>
    <style:style style:name="P18" style:parent-style-name="Normálníweb" style:family="paragraph">
      <style:paragraph-properties fo:border="0.0034in solid #E3E3E3" fo:padding-top="0in" fo:padding-left="0.0694in" fo:padding-bottom="0in" fo:padding-right="0in" style:shadow="none" fo:margin-top="0.2083in" fo:margin-bottom="0.2083in"/>
    </style:style>
    <style:style style:name="T19" style:parent-style-name="Silné" style:family="text">
      <style:text-properties style:font-name="Segoe UI" style:font-name-complex="Segoe UI"/>
    </style:style>
    <style:style style:name="T20" style:parent-style-name="Standardnípísmoodstavce" style:family="text">
      <style:text-properties style:font-name="Segoe UI" style:font-name-complex="Segoe UI"/>
    </style:style>
    <style:style style:name="P21" style:parent-style-name="Normálníweb" style:family="paragraph">
      <style:paragraph-properties fo:border="0.0034in solid #E3E3E3" fo:padding-top="0in" fo:padding-left="0.0694in" fo:padding-bottom="0in" fo:padding-right="0in" style:shadow="none" fo:margin-top="0.2083in" fo:margin-bottom="0.2083in"/>
    </style:style>
    <style:style style:name="T22" style:parent-style-name="Silné" style:family="text">
      <style:text-properties style:font-name="Segoe UI" style:font-name-complex="Segoe UI"/>
    </style:style>
    <style:style style:name="T23" style:parent-style-name="Standardnípísmoodstavce" style:family="text">
      <style:text-properties style:font-name="Segoe UI" style:font-name-complex="Segoe UI"/>
    </style:style>
    <style:style style:name="P24" style:parent-style-name="Normálníweb" style:family="paragraph">
      <style:paragraph-properties fo:border="0.0034in solid #E3E3E3" fo:padding-top="0in" fo:padding-left="0.0694in" fo:padding-bottom="0in" fo:padding-right="0in" style:shadow="none" fo:margin-top="0.2083in" fo:margin-bottom="0.2083in" fo:margin-left="0.25in">
        <style:tab-stops/>
      </style:paragraph-properties>
      <style:text-properties style:font-name="Segoe UI" style:font-name-complex="Segoe UI"/>
    </style:style>
    <style:style style:name="P25" style:parent-style-name="Standard" style:family="paragraph">
      <style:paragraph-properties fo:margin-top="0.1652in"/>
    </style:style>
    <style:style style:name="P26" style:parent-style-name="Normální" style:family="paragraph">
      <style:paragraph-properties fo:break-before="page"/>
      <style:text-properties fo:font-weight="bold" style:font-weight-asian="bold" style:font-weight-complex="bold" fo:hyphenate="true"/>
    </style:style>
    <style:style style:name="P27" style:parent-style-name="Standard" style:family="paragraph">
      <style:paragraph-properties fo:margin-top="0.1652in"/>
    </style:style>
    <style:style style:name="T28" style:parent-style-name="Standardnípísmoodstavce" style:family="text">
      <style:text-properties fo:font-weight="bold" style:font-weight-asian="bold" style:font-weight-complex="bold"/>
    </style:style>
    <style:style style:name="P29" style:parent-style-name="Normálníweb" style:family="paragraph">
      <style:paragraph-properties fo:border="0.0034in solid #E3E3E3" fo:padding="0in" style:shadow="none" fo:margin-top="0.2083in" fo:margin-bottom="0.2083in"/>
      <style:text-properties style:font-name="Segoe UI" style:font-name-complex="Segoe UI"/>
    </style:style>
    <style:style style:name="P30" style:parent-style-name="Normálníweb" style:family="paragraph">
      <style:paragraph-properties fo:border="0.0034in solid #E3E3E3" fo:padding="0in" style:shadow="none" fo:margin-top="0.2083in" fo:margin-bottom="0.2083in"/>
      <style:text-properties style:font-name="Segoe UI" style:font-name-complex="Segoe UI"/>
    </style:style>
    <style:style style:name="P31" style:parent-style-name="Normálníweb" style:family="paragraph">
      <style:paragraph-properties fo:border="0.0034in solid #E3E3E3" fo:padding="0in" style:shadow="none" fo:margin-top="0.2083in" fo:margin-bottom="0.2083in"/>
      <style:text-properties style:font-name="Segoe UI" style:font-name-complex="Segoe UI"/>
    </style:style>
  </office:automatic-styles>
  <office:body>
    <office:text text:use-soft-page-breaks="true">
      <text:h text:style-name="P1" text:outline-level="1">Ladislav Fuks – Spalovač mrtvol</text:h>
      <text:p text:style-name="P2">Informace ke knize</text:p>
      <text:p text:style-name="Textbody">literární druh: epika</text:p>
      <text:p text:style-name="Textbody">literární žánr: novela</text:p>
      <text:p text:style-name="Textbody">literární forma: psychologická novela</text:p>
      <text:p text:style-name="Textbody">téma: vzorný otec rodiny a zaměstnanec krematoria, který se pod vlivem fašistické ideologie mění v psychopata a vraha svých nejbližších</text:p>
      <text:p text:style-name="Textbody">kdy: 1937-1938</text:p>
      <text:p text:style-name="Textbody">kde: Praha okupovaná nacistickýým Německem</text:p>
      <text:p text:style-name="Textbody">kompozice: chronologická, poklidný děj se zrychlí až na posledních 20 stranách, 15 kapitol</text:p>
      <text:p text:style-name="Textbody">způsob vyprávění: <text:s text:c="4"/></text:p>
      <text:p text:style-name="Textbody">• Vypravěč –<text:s/><text:span text:style-name="T3">er-forma, nezasahuje dod děje, pouze vypráví, co se děje</text:span></text:p>
      <text:p text:style-name="Textbody"><text:s text:c="4"/>• Vyprávěcí způsoby -<text:s/><text:span text:style-name="T4">nepřímá řeč, častý výskyt přímé řeči</text:span><text:s/>(určíš z výňatku)</text:p>
      <text:p text:style-name="Textbody"><text:s text:c="4"/>• Typy promluv – určíš z výňatku (pásmo vypravěče, monolog, dialog)</text:p>
      <text:p text:style-name="Textbody">charakteristika postav:<text:s/></text:p>
      <text:list text:style-name="LFO1" text:continue-numbering="true">
        <text:list-item>
          <text:p text:style-name="P5">Pan Kopfrkingl - obětavý zaměstnanec, vzorný otec, důsledný, stará se řádně o rodinu a výchovu dětí, postupně se mění v udavače a vraha, lehce manipulovatelný, sklony k fašismu, okázalý nekuřák a abstinent</text:p>
        </text:list-item>
        <text:list-item>
          <text:p text:style-name="P6">Marie - nazývají ji Lakmé, poloviční Židovka, tichá, nevýrazná, bojácná</text:p>
        </text:list-item>
        <text:list-item>
          <text:p text:style-name="P7">Zina - dcera, nadaná</text:p>
        </text:list-item>
        <text:list-item>
          <text:p text:style-name="P8">Milivoj - syn, šikanovaný</text:p>
        </text:list-item>
      </text:list>
      <text:p text:style-name="Textbody">jazykové prostředky: striktně spisovný včetně přímé řeči, časté opakování variací jedné a té samé věty, časté opakování variací jedné a skoro té samé věty</text:p>
      <text:p text:style-name="P9">Kontext díla-<text:s/></text:p>
      <text:p text:style-name="Textbody">Český spisovatel, pracoval v památkové péči,<text:s/>pote<text:s/>pracoval v národní galerii</text:p>
      <text:p text:style-name="Textbody">2. Česká próza 50. a 60. let</text:p>
      <text:p text:style-name="Textbody">3. jeho tvorba silně autobiografická, velmi ho ovlivnil vztah k autoritativnímu otci;</text:p>
      <text:p text:style-name="Textbody">v období okupace to měl těžké, protože byl homosexuál.</text:p>
      <text:p text:style-name="Textbody">4. Zahynul ve svém bytě, jeho tělo bylo nalezeno až 2 dny poté.</text:p>
      <text:p text:style-name="Textbody">5. Dílo:</text:p>
      <text:p text:style-name="Textbody">Psal především psychologickou prózu s tématem úzkosti člověka ohrožovaného</text:p>
      <text:p text:style-name="Textbody">nesvobodou a násilím. Jako symbol tohoto tématu si pak zvolil druhou světovou válku</text:p>
      <text:p text:style-name="Textbody">a holokaust.</text:p>
      <text:p text:style-name="Textbody">Díla:</text:p>
      <text:p text:style-name="Textbody">- Pan Theodor Mundstock (psychologický román)</text:p>
      <text:p text:style-name="Textbody">- Mí černovlasí bratři (soubor šesti povídek)</text:p>
      <text:soft-page-break/>
      <text:p text:style-name="Textbody">- Mrtvý v podchodu (detektivní román)</text:p>
      <text:p text:style-name="Textbody"/>
      <text:p text:style-name="Textbody">6. Současníci:</text:p>
      <text:p text:style-name="Textbody">b) Bohumil Hrabal (česko)</text:p>
      <text:p text:style-name="P10">o Obsluhoval jsem anglického krále (román)</text:p>
      <text:p text:style-name="P11">o Ostře sledované vlaky (novela)</text:p>
      <text:p text:style-name="Textbody">c) Josef Nesvadba (česko)</text:p>
      <text:p text:style-name="P12">o Vynález proti sobě (sbírka povídek)</text:p>
      <text:p text:style-name="P13"/>
      <text:h text:style-name="P14" text:outline-level="3">Literární směry a kontext:</text:h>
      <text:list text:style-name="LFO2" text:continue-numbering="true">
        <text:list-item>
          <text:p text:style-name="P15"><text:span text:style-name="T16">Existencialismus</text:span><text:span text:style-name="T17">: Fuksovy postavy často čelí hlubokým existenčním otázkám a morálním dilematům, podobně jako v existencialistické literatuře. Existencialismus zkoumá lidskou svobodu, odpovědnost a úzkost, což jsou témata, která se objevují i v Fuksových dílech.</text:span></text:p>
        </text:list-item>
        <text:list-item>
          <text:p text:style-name="P18"><text:span text:style-name="T19">Psychologický realismus</text:span><text:span text:style-name="T20">: Fuks se detailně věnuje psychologii svých postav, jejich vnitřním konfliktům a pocitům strachu a úzkosti. Jeho styl je často introspektivní a zaměřuje se na vnitřní svět postav.</text:span></text:p>
        </text:list-item>
        <text:list-item>
          <text:p text:style-name="P21"><text:span text:style-name="T22">Historický a společenský kontext</text:span><text:span text:style-name="T23">: Fuksova díla jsou často zasazena do období druhé světové války a holocaustu, což reflektuje autorovu vlastní zkušenost s touto tematikou. Jeho knihy často zkoumají dopady totalitních režimů na jednotlivce a jejich morální hodnoty.</text:span></text:p>
        </text:list-item>
      </text:list>
      <text:p text:style-name="P24">Ladislav Fuks patří mezi významné autory české literatury druhé poloviny 20. století. Jeho díla jsou charakterizována hlubokým psychologickým vhledem a existencialistickými tématy, zasazenými do historického kontextu druhé světové války a komunistického režimu. Fuksův styl je introspektivní, zaměřený na vnitřní svět postav a jejich morální konflikty, což ho řadí mezi významné představitele psychologického realismu a existencialismu v české literatuře.</text:p>
      <text:p text:style-name="P25"/>
      <text:p text:style-name="P26"/>
      <text:soft-page-break/>
      <text:p text:style-name="P27"><text:span text:style-name="T28">Děj</text:span>:</text:p>
      <text:p text:style-name="P29">Vypráví příběh pana Kopfrkingla, zaměstnance krematoria v Praze. Zpočátku se jeví jako milující manžel a otec, oddaný své práci, kde věří, že spalování mrtvých je cestou k jejich očistě. Je fascinován orientální filosofií a tibetským buddhismem, což ho vede k přesvědčení, že smrt je přechod do lepšího života.</text:p>
      <text:p text:style-name="P30">Pod vlivem svého nadřízeného, dr. Bettelheima, a rostoucí nacistické ideologie, se však jeho povaha začíná měnit. Bettelheim ho přesvědčuje o čistotě árijské rasy a Kopfrkingl začne věřit, že by měl svou rodinu očistit od nečistých. Tato ideologie mu poskytuje falešný pocit moci.</text:p>
      <text:p text:style-name="P31">Kopfrkinglova posedlost smrtí a očistou narůstá. První obětí se stává jeho manželka Lakmé, kterou zabije ve jménu očisty, následně zavraždí i svého syna Milim. Jeho dcera Zina mu však uteče a unikne jeho vražednému plánu. Kopfrkingl věří, že smrt rodiny jim přinese věčný klid a čistotu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adpis1" style:display-name="Nadpis 1" style:family="paragraph" style:parent-style-name="Heading" style:next-style-name="Textbody" style:default-outline-level="1">
      <style:paragraph-properties fo:text-align="center" fo:margin-top="0.1652in" fo:margin-bottom="0.1652in" fo:margin-left="0.2993in" fo:text-indent="-0.2993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Nadpis3" style:display-name="Nadpis 3" style:family="paragraph" style:parent-style-name="Normální" style:next-style-name="Normální" style:default-outline-level="3">
      <style:paragraph-properties fo:keep-with-next="always" fo:keep-together="always" fo:margin-top="0.0277in"/>
      <style:text-properties style:font-name="Aptos Display" style:font-name-asian="Times New Roman" fo:color="#0A2F40" style:font-size-complex="10.5pt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ázevhlavníkapitoly" style:display-name="Název hlavní kapitoly" style:family="paragraph" style:parent-style-name="Standard">
      <style:paragraph-properties fo:margin-top="0.1965in"/>
      <style:text-properties fo:font-weight="bold" style:font-weight-asian="bold" fo:hyphenate="false"/>
    </style:style>
    <style:style style:name="Názevtextu" style:display-name="Název textu" style:family="paragraph" style:parent-style-name="Názevhlavníkapitoly">
      <style:paragraph-properties fo:text-align="center" fo:margin-top="0in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Normálníweb" style:display-name="Normální (web)" style:family="paragraph" style:parent-style-name="Normální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Nadpis3Char" style:display-name="Nadpis 3 Char" style:family="text" style:parent-style-name="Standardnípísmoodstavce">
      <style:text-properties style:font-name="Aptos Display" style:font-name-asian="Times New Roman" fo:color="#0A2F40" style:font-size-complex="10.5pt"/>
    </style:style>
    <style:style style:name="Silné" style:display-name="Silné" style:family="text" style:parent-style-name="Standardnípísmoodstavce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style style:name="WW_CharLFO1LVL1" style:family="text">
      <style:text-properties style:font-name="Times New Roman" style:font-name-asian="SimSu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iquidizer .</dc:creator>
    <meta:creation-date>2014-10-27T16:02:00Z</meta:creation-date>
    <dc:date>2024-05-25T15:23:00Z</dc:date>
    <meta:template xlink:href="Normal.dotm" xlink:type="simple"/>
    <meta:editing-cycles>20</meta:editing-cycles>
    <meta:editing-duration>PT17280S</meta:editing-duration>
    <meta:document-statistic meta:page-count="3" meta:paragraph-count="8" meta:word-count="611" meta:character-count="4090" meta:row-count="29" meta:non-whitespace-character-count="3487"/>
  </office:meta>
</office:document-meta>
</file>